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weight="normal" style:font-weight-asian="normal" style:font-weight-complex="normal"/>
    </style:style>
    <style:style style:name="T1" style:family="text">
      <style:text-properties fo:font-variant="normal" fo:text-transform="none" fo:color="#e8eaed" loext:opacity="100%" style:font-name="Roboto" fo:font-size="12pt" fo:letter-spacing="normal" fo:font-style="normal"/>
    </style:style>
    <style:style style:name="T2" style:family="text">
      <style:text-properties fo:font-variant="normal" fo:text-transform="none" fo:color="#e8eaed" loext:opacity="100%" style:font-name="Roboto" fo:font-size="12pt" fo:letter-spacing="normal" fo:font-style="normal" fo:font-weight="normal"/>
    </style:style>
    <style:style style:name="T3" style:family="text">
      <style:text-properties fo:font-variant="normal" fo:text-transform="none" style:font-name="Roboto" fo:font-size="12pt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За темпом я успеваю, было бы сложно не успевать, т к оточулся в вузе на программиста 2 года. В начале марафона ожидание вообще не совпадало с реальностью, но последние пару дней я прям радовался, что теперь надо сидеть и думать что где и когда использовать, как лучше написать и тд. </text:span><text:line-break/><text:line-break/><text:span text:style-name="T3">Ещё 8 месяцев.. пролетят также быстро!! Самое главное, что здесь есть для меня- это коммьюнтти и дедлайн задач. Это стимулирует делать всё вовремя, не переносить на завтра да и вообще на следующую жизнь.</text:span><text:line-break/><text:line-break/><text:span text:style-name="T3">Узнал как пушить на гитхаб, да и что такое гит вообще)</text:span><text:line-break/><text:line-break/><text:span text:style-name="T3">Теперь я ещё больше хочу стать программистом. После интервью с тем Егором (Тим лидом) я увидел путь как дойти до цели, спасибо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23:55:37.605679269</meta:creation-date>
    <dc:date>2022-02-13T23:56:40.418968160</dc:date>
    <meta:editing-duration>PT1M4S</meta:editing-duration>
    <meta:editing-cycles>1</meta:editing-cycles>
    <meta:document-statistic meta:table-count="0" meta:image-count="0" meta:object-count="0" meta:page-count="1" meta:paragraph-count="1" meta:word-count="116" meta:character-count="673" meta:non-whitespace-character-count="554"/>
    <meta:generator>LibreOffice/7.2.5.2.0$Linux_X86_64 LibreOffice_project/711f8d38e9451cd2fd39b6963d2a3fc166f04cb1</meta:generator>
  </office:meta>
</office:document-meta>
</file>